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P1"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er Recipe #2</text:p>
      <text:p text:style-name="P1"/>
      <text:p text:style-name="P1">1 x Brewcraft - Newcastle Brown</text:p>
      <text:p text:style-name="P1">1 x Safale yeast</text:p>
      <text:p text:style-name="P1">1 x Fruggle infusion bag finishing hops</text:p>
      <text:p text:style-name="P1">1 x Goldings infusion bag finishing hops</text:p>
      <text:p text:style-name="P1">200g Light Malt</text:p>
      <text:p text:style-name="P1">300g Dark Malt</text:p>
      <text:p text:style-name="P1">250g Corn Syrup</text:p>
      <text:p text:style-name="P1">250g Malt Dextros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4-18T20:23:41</meta:creation-date>
    <dc:creator>Frank Jung</dc:creator>
    <dc:date>2005-04-18T20:28:44</dc:date>
    <meta:printed-by>Frank Jung</meta:printed-by>
    <meta:print-date>2005-04-18T20:28:15</meta:print-date>
    <dc:language>en-AU</dc:language>
    <meta:editing-cycles>3</meta:editing-cycles>
    <meta:editing-duration>PT5M4S</meta:editing-duration>
    <meta:user-defined meta:name="Info 1"/>
    <meta:user-defined meta:name="Info 2"/>
    <meta:user-defined meta:name="Info 3"/>
    <meta:user-defined meta:name="Info 4"/>
    <meta:document-statistic meta:table-count="0" meta:image-count="0" meta:object-count="0" meta:page-count="1" meta:paragraph-count="9" meta:word-count="38" meta:character-count="202"/>
  </office:meta>
</office:document-meta>
</file>